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subtitle">
      <style:graphic-properties draw:fill-color="#ffffff" fo:min-height="12.18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павыапавп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p>3435435345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09-04-16T11:32:32.86</meta:creation-date>
    <meta:editing-duration>PT5M10S</meta:editing-duration>
    <meta:editing-cycles>3</meta:editing-cycles>
    <meta:generator>LibreOffice/7.3.0.3$Windows_X86_64 LibreOffice_project/0f246aa12d0eee4a0f7adcefbf7c878fc2238db3</meta:generator>
    <dc:date>2022-02-08T18:41:54.565000000</dc:date>
    <meta:document-statistic meta:object-count="25"/>
  </office:meta>
</office:document-meta>
</file>